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4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2.0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 (205.88 per volt)</text:p>
          </table:table-cell>
          <table:table-cell table:number-columns-repeated="102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/A CURRENT </text:p>
          </table:table-cell>
          <table:table-cell office:value-type="string" calcext:value-type="string">
            <text:p>This pin reacts to both A and B current sensors. Possible max of the two?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office:value-type="string" calcext:value-type="string">
            <text:p>GATE PSU READY</text:p>
          </table:table-cell>
          <table:table-cell office:value-type="string" calcext:value-type="string">
            <text:p>ISOLATED GATE DRIVE PSU READY. ACTIVE LOW</text:p>
          </table:table-cell>
          <table:table-cell table:number-columns-repeated="1020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VEHICLE CAN T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VEHICLE CAN Rx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PARTY CAN T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PARTY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2:52:28.216846842</meta:creation-date>
    <meta:generator>LibreOffice/7.5.1.2$Linux_X86_64 LibreOffice_project/50$Build-2</meta:generator>
    <dc:date>2023-03-25T12:04:54.075602352</dc:date>
    <meta:editing-duration>PT21H44M3S</meta:editing-duration>
    <meta:editing-cycles>93</meta:editing-cycles>
    <dc:creator>David Fiddes</dc:creator>
    <meta:document-statistic meta:table-count="1" meta:cell-count="538" meta:object-count="0"/>
  </office:meta>
</office:document-meta>
</file>